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automatic-styles/>
  <office:body>
    <office:spreadsheet>
      <table:table table:name="Solicitudes">
        <table:table-row>
          <table:table-cell>
            <text:p>515155</text:p>
          </table:table-cell>
          <table:table-cell>
            <text:p>0</text:p>
          </table:table-cell>
          <table:table-cell>
            <text:p>Devolver Archivo</text:p>
          </table:table-cell>
          <table:table-cell>
            <text:p>2014-05-03</text:p>
          </table:table-cell>
        </table:table-row>
        <table:table-row>
          <table:table-cell>
            <text:p>5151515</text:p>
          </table:table-cell>
          <table:table-cell>
            <text:p>0</text:p>
          </table:table-cell>
          <table:table-cell>
            <text:p>rafa</text:p>
          </table:table-cell>
          <table:table-cell>
            <text:p>2014-05-03</text:p>
          </table:table-cell>
        </table:table-row>
        <table:table-row>
          <table:table-cell>
            <text:p>18181818</text:p>
          </table:table-cell>
          <table:table-cell>
            <text:p>0</text:p>
          </table:table-cell>
          <table:table-cell>
            <text:p>Otro</text:p>
          </table:table-cell>
          <table:table-cell>
            <text:p>2014-05-03</text:p>
          </table:table-cell>
        </table:table-row>
        <table:table-row>
          <table:table-cell>
            <text:p>42232233</text:p>
          </table:table-cell>
          <table:table-cell>
            <text:p>0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000001</text:p>
          </table:table-cell>
          <table:table-cell>
            <text:p>1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000002</text:p>
          </table:table-cell>
          <table:table-cell>
            <text:p>1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000005</text:p>
          </table:table-cell>
          <table:table-cell>
            <text:p>1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23262626</text:p>
          </table:table-cell>
          <table:table-cell>
            <text:p>1236</text:p>
          </table:table-cell>
          <table:table-cell>
            <text:p>rafa</text:p>
          </table:table-cell>
          <table:table-cell>
            <text:p>2014-04-29</text:p>
          </table:table-cell>
        </table:table-row>
        <table:table-row>
          <table:table-cell>
            <text:p>8484848</text:p>
          </table:table-cell>
          <table:table-cell>
            <text:p>156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655869</text:p>
          </table:table-cell>
          <table:table-cell>
            <text:p>16</text:p>
          </table:table-cell>
          <table:table-cell>
            <text:p>Adela</text:p>
          </table:table-cell>
          <table:table-cell>
            <text:p>2014-05-01</text:p>
          </table:table-cell>
        </table:table-row>
        <table:table-row>
          <table:table-cell>
            <text:p>000003</text:p>
          </table:table-cell>
          <table:table-cell>
            <text:p>2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48484848</text:p>
          </table:table-cell>
          <table:table-cell>
            <text:p>2</text:p>
          </table:table-cell>
          <table:table-cell>
            <text:p>rafa</text:p>
          </table:table-cell>
          <table:table-cell>
            <text:p>2014-04-29</text:p>
          </table:table-cell>
        </table:table-row>
        <table:table-row>
          <table:table-cell>
            <text:p>5484646</text:p>
          </table:table-cell>
          <table:table-cell>
            <text:p>256</text:p>
          </table:table-cell>
          <table:table-cell>
            <text:p>rafa</text:p>
          </table:table-cell>
          <table:table-cell>
            <text:p>2014-04-29</text:p>
          </table:table-cell>
        </table:table-row>
        <table:table-row>
          <table:table-cell>
            <text:p>000004</text:p>
          </table:table-cell>
          <table:table-cell>
            <text:p>4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8523</text:p>
          </table:table-cell>
          <table:table-cell>
            <text:p>52</text:p>
          </table:table-cell>
          <table:table-cell>
            <text:p>rafa</text:p>
          </table:table-cell>
          <table:table-cell>
            <text:p>2014-04-28</text:p>
          </table:table-cell>
        </table:table-row>
        <table:table-row>
          <table:table-cell>
            <text:p>052654</text:p>
          </table:table-cell>
          <table:table-cell>
            <text:p>526</text:p>
          </table:table-cell>
          <table:table-cell>
            <text:p>Javi</text:p>
          </table:table-cell>
          <table:table-cell>
            <text:p>2014-04-28</text:p>
          </table:table-cell>
        </table:table-row>
        <table:table-row>
          <table:table-cell>
            <text:p>9838383</text:p>
          </table:table-cell>
          <table:table-cell>
            <text:p>9393</text:p>
          </table:table-cell>
          <table:table-cell>
            <text:p>Devolver Archio</text:p>
          </table:table-cell>
          <table:table-cell>
            <text:p>2014-05-03</text:p>
          </table:table-cell>
        </table:table-row>
        <table:table-row>
          <table:table-cell>
            <text:p>8387342</text:p>
          </table:table-cell>
          <table:table-cell>
            <text:p>98</text:p>
          </table:table-cell>
          <table:table-cell>
            <text:p>Solicitud</text:p>
          </table:table-cell>
          <table:table-cell>
            <text:p>2014-05-03</text:p>
          </table:table-cell>
        </table:table-row>
        <table:table-row>
          <table:table-cell>
            <text:p>84848484</text:p>
          </table:table-cell>
          <table:table-cell>
            <text:p>Archivo</text:p>
          </table:table-cell>
          <table:table-cell>
            <text:p>rafa</text:p>
          </table:table-cell>
          <table:table-cell>
            <text:p>2014-04-29</text:p>
          </table:table-cell>
        </table:table-row>
        <table:table-row>
          <table:table-cell>
            <text:p>213535</text:p>
          </table:table-cell>
          <table:table-cell>
            <text:p>Informes Salud Pueblos</text:p>
          </table:table-cell>
          <table:table-cell>
            <text:p>rafa</text:p>
          </table:table-cell>
          <table:table-cell>
            <text:p>2014-05-03</text:p>
          </table:table-cell>
        </table:table-row>
        <table:table-row>
          <table:table-cell>
            <text:p>32641535</text:p>
          </table:table-cell>
          <table:table-cell>
            <text:p>Revisiones</text:p>
          </table:table-cell>
          <table:table-cell>
            <text:p>rafa</text:p>
          </table:table-cell>
          <table:table-cell>
            <text:p>2014-05-03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